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36in"/>
    </style:style>
    <style:style style:name="co2" style:family="table-column">
      <style:table-column-properties fo:break-before="auto" style:column-width="0.978in"/>
    </style:style>
    <style:style style:name="co3" style:family="table-column">
      <style:table-column-properties fo:break-before="auto" style:column-width="0.7693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5098in"/>
    </style:style>
    <style:style style:name="co6" style:family="table-column">
      <style:table-column-properties fo:break-before="auto" style:column-width="2.018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kCluster</text:p>
          </table:table-cell>
          <table:table-cell table:style-name="ce1" office:value-type="string">
            <text:p>avgMae</text:p>
          </table:table-cell>
          <table:table-cell table:style-name="ce1" office:value-type="string">
            <text:p>avgMs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numClustersWithOneElement</text:p>
          </table:table-cell>
          <table:table-cell table:style-name="ce1"/>
          <table:table-cell table:style-name="ce1">
            <draw:frame table:end-cell-address="Sheet1.M17" table:end-x="0.8087in" table:end-y="0.1299in" draw:z-index="0" draw:style-name="gr1" svg:width="4.7114in" svg:height="2.835in" svg:x="0.5425in" svg:y="0.1484in">
              <draw:object draw:notify-on-update-of-ranges="Sheet1.A2:Sheet1.A101 Sheet1.C1:Sheet1.C1 Sheet1.C2:Sheet1.C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110866143">
            <text:p>0.9110866143</text:p>
          </table:table-cell>
          <table:table-cell office:value-type="float" office:value="0.85205906">
            <text:p>0.85205906</text:p>
          </table:table-cell>
          <table:table-cell office:value-type="float" office:value="247">
            <text:p>247</text:p>
          </table:table-cell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37633005">
            <text:p>0.937633005</text:p>
          </table:table-cell>
          <table:table-cell office:value-type="float" office:value="0.8886728109">
            <text:p>0.8886728109</text:p>
          </table:table-cell>
          <table:table-cell office:value-type="float" office:value="325">
            <text:p>325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262600384">
            <text:p>0.9262600384</text:p>
          </table:table-cell>
          <table:table-cell office:value-type="float" office:value="0.867566483">
            <text:p>0.867566483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313260946">
            <text:p>0.9313260946</text:p>
          </table:table-cell>
          <table:table-cell office:value-type="float" office:value="0.8779767075">
            <text:p>0.8779767075</text:p>
          </table:table-cell>
          <table:table-cell office:value-type="float" office:value="121">
            <text:p>121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227645432">
            <text:p>0.9227645432</text:p>
          </table:table-cell>
          <table:table-cell office:value-type="float" office:value="0.8619706736">
            <text:p>0.8619706736</text:p>
          </table:table-cell>
          <table:table-cell office:value-type="float" office:value="71">
            <text:p>71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9337008199">
            <text:p>0.9337008199</text:p>
          </table:table-cell>
          <table:table-cell office:value-type="float" office:value="0.8803720815">
            <text:p>0.8803720815</text:p>
          </table:table-cell>
          <table:table-cell office:value-type="float" office:value="49">
            <text:p>49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9348333499">
            <text:p>0.9348333499</text:p>
          </table:table-cell>
          <table:table-cell office:value-type="float" office:value="0.8806785834">
            <text:p>0.8806785834</text:p>
          </table:table-cell>
          <table:table-cell office:value-type="float" office:value="4">
            <text:p>4</text:p>
          </table:table-cell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9199843703">
            <text:p>0.9199843703</text:p>
          </table:table-cell>
          <table:table-cell office:value-type="float" office:value="0.856599628">
            <text:p>0.856599628</text:p>
          </table:table-cell>
          <table:table-cell office:value-type="float" office:value="37">
            <text:p>37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311263319">
            <text:p>0.9311263319</text:p>
          </table:table-cell>
          <table:table-cell office:value-type="float" office:value="0.8786040743">
            <text:p>0.8786040743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25101028">
            <text:p>0.925101028</text:p>
          </table:table-cell>
          <table:table-cell office:value-type="float" office:value="0.8664850003">
            <text:p>0.8664850003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9343483236">
            <text:p>0.9343483236</text:p>
          </table:table-cell>
          <table:table-cell office:value-type="float" office:value="0.8804833594">
            <text:p>0.8804833594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9229522759">
            <text:p>0.9229522759</text:p>
          </table:table-cell>
          <table:table-cell office:value-type="float" office:value="0.8618743307">
            <text:p>0.8618743307</text:p>
          </table:table-cell>
          <table:table-cell office:value-type="float" office:value="12">
            <text:p>1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2013666">
            <text:p>0.92013666</text:p>
          </table:table-cell>
          <table:table-cell office:value-type="float" office:value="0.8632049367">
            <text:p>0.8632049367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067120924">
            <text:p>0.9067120924</text:p>
          </table:table-cell>
          <table:table-cell office:value-type="float" office:value="0.8475551675">
            <text:p>0.8475551675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9162051636">
            <text:p>0.9162051636</text:p>
          </table:table-cell>
          <table:table-cell office:value-type="float" office:value="0.8521833674">
            <text:p>0.8521833674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9265637891">
            <text:p>0.9265637891</text:p>
          </table:table-cell>
          <table:table-cell office:value-type="float" office:value="0.8694360013">
            <text:p>0.8694360013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9242680653">
            <text:p>0.9242680653</text:p>
          </table:table-cell>
          <table:table-cell office:value-type="float" office:value="0.8671099656">
            <text:p>0.8671099656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9119864749">
            <text:p>0.9119864749</text:p>
          </table:table-cell>
          <table:table-cell office:value-type="float" office:value="0.8514028549">
            <text:p>0.8514028549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9116662551">
            <text:p>0.9116662551</text:p>
          </table:table-cell>
          <table:table-cell office:value-type="float" office:value="0.8511156042">
            <text:p>0.8511156042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136499256">
            <text:p>0.9136499256</text:p>
          </table:table-cell>
          <table:table-cell office:value-type="float" office:value="0.8532462366">
            <text:p>0.8532462366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9181138471">
            <text:p>0.9181138471</text:p>
          </table:table-cell>
          <table:table-cell office:value-type="float" office:value="0.8606755099">
            <text:p>0.8606755099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9085922383">
            <text:p>0.9085922383</text:p>
          </table:table-cell>
          <table:table-cell office:value-type="float" office:value="0.8475161376">
            <text:p>0.8475161376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9063986997">
            <text:p>0.9063986997</text:p>
          </table:table-cell>
          <table:table-cell office:value-type="float" office:value="0.8459604457">
            <text:p>0.8459604457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084662301">
            <text:p>0.9084662301</text:p>
          </table:table-cell>
          <table:table-cell office:value-type="float" office:value="0.8483153173">
            <text:p>0.8483153173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057396758">
            <text:p>0.9057396758</text:p>
          </table:table-cell>
          <table:table-cell office:value-type="float" office:value="0.8421623707">
            <text:p>0.8421623707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9109578629">
            <text:p>0.9109578629</text:p>
          </table:table-cell>
          <table:table-cell office:value-type="float" office:value="0.8464006725">
            <text:p>0.8464006725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9059242559">
            <text:p>0.9059242559</text:p>
          </table:table-cell>
          <table:table-cell office:value-type="float" office:value="0.8420671472">
            <text:p>0.8420671472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9010058752">
            <text:p>0.9010058752</text:p>
          </table:table-cell>
          <table:table-cell office:value-type="float" office:value="0.835723814">
            <text:p>0.835723814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9003636118">
            <text:p>0.9003636118</text:p>
          </table:table-cell>
          <table:table-cell office:value-type="float" office:value="0.8344864444">
            <text:p>0.8344864444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040587698">
            <text:p>0.9040587698</text:p>
          </table:table-cell>
          <table:table-cell office:value-type="float" office:value="0.8396217546">
            <text:p>0.839621754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140045901">
            <text:p>0.9140045901</text:p>
          </table:table-cell>
          <table:table-cell office:value-type="float" office:value="0.8505005661">
            <text:p>0.8505005661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8953714812">
            <text:p>0.8953714812</text:p>
          </table:table-cell>
          <table:table-cell office:value-type="float" office:value="0.8322772459">
            <text:p>0.8322772459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9032510974">
            <text:p>0.9032510974</text:p>
          </table:table-cell>
          <table:table-cell office:value-type="float" office:value="0.8384309262">
            <text:p>0.8384309262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9015414928">
            <text:p>0.9015414928</text:p>
          </table:table-cell>
          <table:table-cell office:value-type="float" office:value="0.8339451358">
            <text:p>0.8339451358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8992398127">
            <text:p>0.8992398127</text:p>
          </table:table-cell>
          <table:table-cell office:value-type="float" office:value="0.8342077984">
            <text:p>0.8342077984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8932930584">
            <text:p>0.8932930584</text:p>
          </table:table-cell>
          <table:table-cell office:value-type="float" office:value="0.8276179476">
            <text:p>0.8276179476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900984175">
            <text:p>0.900984175</text:p>
          </table:table-cell>
          <table:table-cell office:value-type="float" office:value="0.8355961736">
            <text:p>0.835596173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9014499143">
            <text:p>0.9014499143</text:p>
          </table:table-cell>
          <table:table-cell office:value-type="float" office:value="0.8368894231">
            <text:p>0.836889423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897153615">
            <text:p>0.897153615</text:p>
          </table:table-cell>
          <table:table-cell office:value-type="float" office:value="0.8318944595">
            <text:p>0.8318944595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8929724645">
            <text:p>0.8929724645</text:p>
          </table:table-cell>
          <table:table-cell office:value-type="float" office:value="0.8285323301">
            <text:p>0.8285323301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8949004121">
            <text:p>0.8949004121</text:p>
          </table:table-cell>
          <table:table-cell office:value-type="float" office:value="0.82736261">
            <text:p>0.82736261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8952383242">
            <text:p>0.8952383242</text:p>
          </table:table-cell>
          <table:table-cell office:value-type="float" office:value="0.8282137285">
            <text:p>0.8282137285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8880370447">
            <text:p>0.8880370447</text:p>
          </table:table-cell>
          <table:table-cell office:value-type="float" office:value="0.8200462446">
            <text:p>0.820046244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8969329498">
            <text:p>0.8969329498</text:p>
          </table:table-cell>
          <table:table-cell office:value-type="float" office:value="0.8290837459">
            <text:p>0.829083745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8969419297">
            <text:p>0.8969419297</text:p>
          </table:table-cell>
          <table:table-cell office:value-type="float" office:value="0.8289640667">
            <text:p>0.8289640667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893126495">
            <text:p>0.893126495</text:p>
          </table:table-cell>
          <table:table-cell office:value-type="float" office:value="0.8245979745">
            <text:p>0.824597974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8939846124">
            <text:p>0.8939846124</text:p>
          </table:table-cell>
          <table:table-cell office:value-type="float" office:value="0.8268133213">
            <text:p>0.8268133213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8841595198">
            <text:p>0.8841595198</text:p>
          </table:table-cell>
          <table:table-cell office:value-type="float" office:value="0.815253354">
            <text:p>0.815253354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8875180297">
            <text:p>0.8875180297</text:p>
          </table:table-cell>
          <table:table-cell office:value-type="float" office:value="0.8191758531">
            <text:p>0.8191758531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8921195853">
            <text:p>0.8921195853</text:p>
          </table:table-cell>
          <table:table-cell office:value-type="float" office:value="0.8234546682">
            <text:p>0.8234546682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0.8792405742">
            <text:p>0.8792405742</text:p>
          </table:table-cell>
          <table:table-cell office:value-type="float" office:value="0.8105960158">
            <text:p>0.8105960158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0.8847092431">
            <text:p>0.8847092431</text:p>
          </table:table-cell>
          <table:table-cell office:value-type="float" office:value="0.8155490087">
            <text:p>0.8155490087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0.891180103">
            <text:p>0.891180103</text:p>
          </table:table-cell>
          <table:table-cell office:value-type="float" office:value="0.8234886365">
            <text:p>0.8234886365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0.8781270438">
            <text:p>0.8781270438</text:p>
          </table:table-cell>
          <table:table-cell office:value-type="float" office:value="0.8082476013">
            <text:p>0.8082476013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8844491738">
            <text:p>0.8844491738</text:p>
          </table:table-cell>
          <table:table-cell office:value-type="float" office:value="0.8153609003">
            <text:p>0.8153609003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0.8889076514">
            <text:p>0.8889076514</text:p>
          </table:table-cell>
          <table:table-cell office:value-type="float" office:value="0.8186125054">
            <text:p>0.8186125054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0.8906689493">
            <text:p>0.8906689493</text:p>
          </table:table-cell>
          <table:table-cell office:value-type="float" office:value="0.8197574273">
            <text:p>0.8197574273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0.8853440176">
            <text:p>0.8853440176</text:p>
          </table:table-cell>
          <table:table-cell office:value-type="float" office:value="0.8178322963">
            <text:p>0.8178322963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0.8837896213">
            <text:p>0.8837896213</text:p>
          </table:table-cell>
          <table:table-cell office:value-type="float" office:value="0.8154048691">
            <text:p>0.8154048691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8791691653">
            <text:p>0.8791691653</text:p>
          </table:table-cell>
          <table:table-cell office:value-type="float" office:value="0.8068357703">
            <text:p>0.8068357703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0.8843917377">
            <text:p>0.8843917377</text:p>
          </table:table-cell>
          <table:table-cell office:value-type="float" office:value="0.8136357542">
            <text:p>0.8136357542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0.897192561">
            <text:p>0.897192561</text:p>
          </table:table-cell>
          <table:table-cell office:value-type="float" office:value="0.8265570802">
            <text:p>0.826557080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.8783805882">
            <text:p>0.8783805882</text:p>
          </table:table-cell>
          <table:table-cell office:value-type="float" office:value="0.8103291268">
            <text:p>0.8103291268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8854976222">
            <text:p>0.8854976222</text:p>
          </table:table-cell>
          <table:table-cell office:value-type="float" office:value="0.8161097314">
            <text:p>0.8161097314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8787794245">
            <text:p>0.8787794245</text:p>
          </table:table-cell>
          <table:table-cell office:value-type="float" office:value="0.8091368266">
            <text:p>0.809136826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0.8801842615">
            <text:p>0.8801842615</text:p>
          </table:table-cell>
          <table:table-cell office:value-type="float" office:value="0.8083161512">
            <text:p>0.8083161512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0.8817104869">
            <text:p>0.8817104869</text:p>
          </table:table-cell>
          <table:table-cell office:value-type="float" office:value="0.8115316324">
            <text:p>0.8115316324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0.8839317601">
            <text:p>0.8839317601</text:p>
          </table:table-cell>
          <table:table-cell office:value-type="float" office:value="0.8132470451">
            <text:p>0.8132470451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0.8810323256">
            <text:p>0.8810323256</text:p>
          </table:table-cell>
          <table:table-cell office:value-type="float" office:value="0.810703208">
            <text:p>0.81070320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8795579392">
            <text:p>0.8795579392</text:p>
          </table:table-cell>
          <table:table-cell office:value-type="float" office:value="0.8057450286">
            <text:p>0.8057450286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0.8788342584">
            <text:p>0.8788342584</text:p>
          </table:table-cell>
          <table:table-cell office:value-type="float" office:value="0.8054187521">
            <text:p>0.8054187521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0.8843563676">
            <text:p>0.8843563676</text:p>
          </table:table-cell>
          <table:table-cell office:value-type="float" office:value="0.8092779705">
            <text:p>0.809277970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0.884052956">
            <text:p>0.884052956</text:p>
          </table:table-cell>
          <table:table-cell office:value-type="float" office:value="0.8117189374">
            <text:p>0.8117189374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0.8828587719">
            <text:p>0.8828587719</text:p>
          </table:table-cell>
          <table:table-cell office:value-type="float" office:value="0.8121185446">
            <text:p>0.8121185446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8890094072">
            <text:p>0.8890094072</text:p>
          </table:table-cell>
          <table:table-cell office:value-type="float" office:value="0.8171038558">
            <text:p>0.8171038558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0.8754958643">
            <text:p>0.8754958643</text:p>
          </table:table-cell>
          <table:table-cell office:value-type="float" office:value="0.8024809466">
            <text:p>0.8024809466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0.8754303999">
            <text:p>0.8754303999</text:p>
          </table:table-cell>
          <table:table-cell office:value-type="float" office:value="0.8040512813">
            <text:p>0.8040512813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0.8712338168">
            <text:p>0.8712338168</text:p>
          </table:table-cell>
          <table:table-cell office:value-type="float" office:value="0.7996583704">
            <text:p>0.799658370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0.8816652355">
            <text:p>0.8816652355</text:p>
          </table:table-cell>
          <table:table-cell office:value-type="float" office:value="0.8088991461">
            <text:p>0.8088991461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8820718765">
            <text:p>0.8820718765</text:p>
          </table:table-cell>
          <table:table-cell office:value-type="float" office:value="0.8103613163">
            <text:p>0.8103613163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0.8752982164">
            <text:p>0.8752982164</text:p>
          </table:table-cell>
          <table:table-cell office:value-type="float" office:value="0.8026693384">
            <text:p>0.8026693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0.8801204284">
            <text:p>0.8801204284</text:p>
          </table:table-cell>
          <table:table-cell office:value-type="float" office:value="0.8043766985">
            <text:p>0.8043766985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0.8830603079">
            <text:p>0.8830603079</text:p>
          </table:table-cell>
          <table:table-cell office:value-type="float" office:value="0.8075838581">
            <text:p>0.8075838581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.8803452395">
            <text:p>0.8803452395</text:p>
          </table:table-cell>
          <table:table-cell office:value-type="float" office:value="0.8067887544">
            <text:p>0.8067887544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877479336">
            <text:p>0.877479336</text:p>
          </table:table-cell>
          <table:table-cell office:value-type="float" office:value="0.8024903014">
            <text:p>0.802490301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0.8817679887">
            <text:p>0.8817679887</text:p>
          </table:table-cell>
          <table:table-cell office:value-type="float" office:value="0.8081033871">
            <text:p>0.8081033871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0.8839964845">
            <text:p>0.8839964845</text:p>
          </table:table-cell>
          <table:table-cell office:value-type="float" office:value="0.8092572362">
            <text:p>0.8092572362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0.880318946">
            <text:p>0.880318946</text:p>
          </table:table-cell>
          <table:table-cell office:value-type="float" office:value="0.8058952697">
            <text:p>0.805895269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0.8808118279">
            <text:p>0.8808118279</text:p>
          </table:table-cell>
          <table:table-cell office:value-type="float" office:value="0.8050273923">
            <text:p>0.8050273923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8754471307">
            <text:p>0.8754471307</text:p>
          </table:table-cell>
          <table:table-cell office:value-type="float" office:value="0.8008646608">
            <text:p>0.800864660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0.8682524731">
            <text:p>0.8682524731</text:p>
          </table:table-cell>
          <table:table-cell office:value-type="float" office:value="0.7942329912">
            <text:p>0.794232991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0.8749957773">
            <text:p>0.8749957773</text:p>
          </table:table-cell>
          <table:table-cell office:value-type="float" office:value="0.8008801819">
            <text:p>0.8008801819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0.872045805">
            <text:p>0.872045805</text:p>
          </table:table-cell>
          <table:table-cell office:value-type="float" office:value="0.7959206269">
            <text:p>0.795920626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0.8747776446">
            <text:p>0.8747776446</text:p>
          </table:table-cell>
          <table:table-cell office:value-type="float" office:value="0.7992965959">
            <text:p>0.799296595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8829076471">
            <text:p>0.8829076471</text:p>
          </table:table-cell>
          <table:table-cell office:value-type="float" office:value="0.8069315124">
            <text:p>0.8069315124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0.8776969924">
            <text:p>0.8776969924</text:p>
          </table:table-cell>
          <table:table-cell office:value-type="float" office:value="0.8004678052">
            <text:p>0.8004678052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number-columns-repeated="1018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0.8731167105">
            <text:p>0.8731167105</text:p>
          </table:table-cell>
          <table:table-cell office:value-type="float" office:value="0.7964270269">
            <text:p>0.7964270269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0.8749645803">
            <text:p>0.8749645803</text:p>
          </table:table-cell>
          <table:table-cell office:value-type="float" office:value="0.7992991647">
            <text:p>0.799299164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0.8772443535">
            <text:p>0.8772443535</text:p>
          </table:table-cell>
          <table:table-cell office:value-type="float" office:value="0.8006679695">
            <text:p>0.8006679695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8761213466">
            <text:p>0.8761213466</text:p>
          </table:table-cell>
          <table:table-cell office:value-type="float" office:value="0.7985852222">
            <text:p>0.7985852222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4">07/04/2011</text:date>, <text:time>18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4T18:32:32.84</dc:date>
    <dc:creator>Zardosht Hodaie</dc:creator>
    <meta:generator>OpenOffice.org/3.3$Win32 OpenOffice.org_project/330m20$Build-9567</meta:generator>
    <meta:editing-duration>PT17M32S</meta:editing-duration>
    <meta:editing-cycles>1</meta:editing-cycles>
    <meta:document-statistic meta:table-count="1" meta:cell-count="6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68cm" svg:height="7.202cm" xlink:href=".." xlink:type="simple" chart:class="chart:line" chart:style-name="ch1">
        <chart:title svg:x="1.628cm" svg:y="0.28cm" chart:style-name="ch2">
          <text:p>Average MSE with K usnig Jacard Distance </text:p>
        </chart:title>
        <chart:legend chart:legend-position="end" svg:x="9.995cm" svg:y="3.293cm" chart:style-name="ch3"/>
        <chart:plot-area chart:style-name="ch4" table:cell-range-address="Sheet1.A2:Sheet1.A101 Sheet1.C1:Sheet1.C101" chart:data-source-has-labels="both" svg:x="1.277cm" svg:y="1.491cm" svg:width="8.24cm" svg:height="4.559cm">
          <chartooo:coordinate-region svg:x="2.189cm" svg:y="1.703cm" svg:width="7.262cm" svg:height="3.25cm"/>
          <chart:axis chart:dimension="x" chart:name="primary-x" chart:style-name="ch5">
            <chart:title svg:x="4.625cm" svg:y="6.195cm" chart:style-name="ch6">
              <text:p>#Clusters</text:p>
            </chart:title>
            <chart:categories table:cell-range-address="Sheet1.A2:Sheet1.A101"/>
          </chart:axis>
          <chart:axis chart:dimension="y" chart:name="primary-y" chart:style-name="ch5">
            <chart:title svg:x="0.451cm" svg:y="4.78cm" chart:style-name="ch7">
              <text:p>Average MSE</text:p>
            </chart:title>
            <chart:grid chart:style-name="ch8" chart:class="major"/>
          </chart:axis>
          <chart:series chart:style-name="ch9" chart:values-cell-range-address="Sheet1.C2:Sheet1.C101" chart:label-cell-address="Sheet1.C1:Sheet1.C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Ms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A2:Sheet1.A101</svg:desc>
                </draw:g>
              </table:table-cell>
              <table:table-cell office:value-type="float" office:value="0.85205906">
                <text:p>0.85205906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86728109">
                <text:p>0.8886728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7566483">
                <text:p>0.867566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79767075">
                <text:p>0.8779767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619706736">
                <text:p>0.8619706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03720815">
                <text:p>0.8803720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06785834">
                <text:p>0.8806785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6599628">
                <text:p>0.856599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86040743">
                <text:p>0.87860407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64850003">
                <text:p>0.866485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04833594">
                <text:p>0.8804833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18743307">
                <text:p>0.86187433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32049367">
                <text:p>0.86320493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75551675">
                <text:p>0.84755516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521833674">
                <text:p>0.8521833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694360013">
                <text:p>0.8694360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671099656">
                <text:p>0.86710996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14028549">
                <text:p>0.8514028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11156042">
                <text:p>0.8511156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32462366">
                <text:p>0.85324623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06755099">
                <text:p>0.86067550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475161376">
                <text:p>0.84751613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459604457">
                <text:p>0.8459604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3153173">
                <text:p>0.84831531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21623707">
                <text:p>0.84216237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64006725">
                <text:p>0.8464006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20671472">
                <text:p>0.84206714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5723814">
                <text:p>0.8357238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344864444">
                <text:p>0.8344864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396217546">
                <text:p>0.8396217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505005661">
                <text:p>0.85050056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322772459">
                <text:p>0.8322772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384309262">
                <text:p>0.83843092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39451358">
                <text:p>0.83394513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42077984">
                <text:p>0.83420779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276179476">
                <text:p>0.8276179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55961736">
                <text:p>0.83559617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368894231">
                <text:p>0.83688942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318944595">
                <text:p>0.8318944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285323301">
                <text:p>0.82853233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736261">
                <text:p>0.827362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282137285">
                <text:p>0.82821372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200462446">
                <text:p>0.82004624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290837459">
                <text:p>0.8290837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289640667">
                <text:p>0.8289640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245979745">
                <text:p>0.82459797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268133213">
                <text:p>0.8268133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15253354">
                <text:p>0.8152533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191758531">
                <text:p>0.81917585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234546682">
                <text:p>0.8234546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105960158">
                <text:p>0.81059601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155490087">
                <text:p>0.81554900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234886365">
                <text:p>0.82348863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082476013">
                <text:p>0.80824760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153609003">
                <text:p>0.81536090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186125054">
                <text:p>0.81861250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197574273">
                <text:p>0.81975742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178322963">
                <text:p>0.81783229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154048691">
                <text:p>0.81540486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068357703">
                <text:p>0.80683577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36357542">
                <text:p>0.81363575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265570802">
                <text:p>0.82655708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103291268">
                <text:p>0.81032912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161097314">
                <text:p>0.81610973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091368266">
                <text:p>0.80913682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083161512">
                <text:p>0.80831615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115316324">
                <text:p>0.81153163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32470451">
                <text:p>0.81324704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10703208">
                <text:p>0.8107032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057450286">
                <text:p>0.80574502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054187521">
                <text:p>0.8054187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092779705">
                <text:p>0.80927797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117189374">
                <text:p>0.81171893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121185446">
                <text:p>0.8121185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171038558">
                <text:p>0.81710385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024809466">
                <text:p>0.80248094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040512813">
                <text:p>0.80405128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996583704">
                <text:p>0.79965837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088991461">
                <text:p>0.80889914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103613163">
                <text:p>0.81036131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26693384">
                <text:p>0.80266933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43766985">
                <text:p>0.80437669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075838581">
                <text:p>0.80758385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067887544">
                <text:p>0.80678875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024903014">
                <text:p>0.8024903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081033871">
                <text:p>0.80810338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092572362">
                <text:p>0.80925723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058952697">
                <text:p>0.80589526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050273923">
                <text:p>0.80502739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008646608">
                <text:p>0.80086466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942329912">
                <text:p>0.7942329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008801819">
                <text:p>0.80088018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959206269">
                <text:p>0.79592062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992965959">
                <text:p>0.79929659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069315124">
                <text:p>0.80693151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004678052">
                <text:p>0.80046780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64270269">
                <text:p>0.79642702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92991647">
                <text:p>0.79929916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06679695">
                <text:p>0.80066796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985852222">
                <text:p>0.7985852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